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A5543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5.185cm" fo:min-width="2.052cm" fo:padding-top="0.151cm" fo:padding-bottom="0.151cm" fo:padding-left="0.276cm" fo:padding-right="0.276cm" fo:wrap-option="wrap" loext:decorative="false"/>
    </style:style>
    <style:style style:name="gr2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5.185cm" fo:min-width="2.051cm" fo:padding-top="0.151cm" fo:padding-bottom="0.151cm" fo:padding-left="0.276cm" fo:padding-right="0.276cm" fo:wrap-option="wrap" loext:decorative="false"/>
    </style:style>
    <style:style style:name="gr3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5.185cm" fo:min-width="2.05cm" fo:padding-top="0.151cm" fo:padding-bottom="0.151cm" fo:padding-left="0.276cm" fo:padding-right="0.276cm" fo:wrap-option="wrap" loext:decorative="false"/>
    </style:style>
    <style:style style:name="gr4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5.184cm" fo:min-width="2.051cm" fo:padding-top="0.151cm" fo:padding-bottom="0.151cm" fo:padding-left="0.276cm" fo:padding-right="0.276cm" fo:wrap-option="wrap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89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0.94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37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20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"/>
    </style:style>
    <style:style style:name="P4" style:family="paragraph">
      <style:paragraph-properties fo:text-align="center"/>
      <style:text-properties fo:background-color="transparent"/>
    </style:style>
    <style:style style:name="P5" style:family="paragraph">
      <loext:graphic-properties draw:fill="none" draw:fill-color="#ffff00" draw:opacity="100%"/>
      <style:paragraph-properties fo:text-align="center"/>
      <style:text-properties fo:color="#000000" loext:opacity="100%" style:font-name="Ubuntu" fo:font-size="12pt" fo:background-color="transparent" style:font-size-asian="12pt" style:font-size-complex="12pt"/>
    </style:style>
    <style:style style:name="P6" style:family="paragraph">
      <loext:graphic-properties draw:fill="none" draw:fill-color="#ffff00" draw:opacity="100%"/>
      <style:paragraph-properties fo:text-align="center"/>
      <style:text-properties style:font-name="Ubuntu" fo:font-size="12pt" fo:background-color="transparent" style:font-size-asian="12pt" style:font-size-complex="12pt"/>
    </style:style>
    <style:style style:name="P7" style:family="paragraph">
      <style:paragraph-properties fo:margin-top="0cm" fo:margin-bottom="0cm" fo:text-align="center"/>
      <style:text-properties fo:background-color="transparent"/>
    </style:style>
    <style:style style:name="P8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2pt" fo:background-color="transparen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background-color="transparent"/>
    </style:style>
    <style:style style:name="P10" style:family="paragraph">
      <loext:graphic-properties draw:fill="none" draw:fill-color="#ffff00" draw:opacity="100%"/>
      <style:paragraph-properties fo:margin-left="0cm" fo:margin-right="0cm" fo:margin-top="0cm" fo:margin-bottom="0cm" fo:line-height="100%" fo:text-align="center" fo:text-indent="0cm"/>
      <style:text-properties style:font-name="Ubuntu" fo:font-size="12pt" fo:background-color="transparent" style:font-size-asian="12pt" style:font-size-complex="12pt"/>
    </style:style>
    <style:style style:name="P11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2pt" fo:font-weight="normal" fo:background-color="transparent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P13" style:family="paragraph">
      <loext:graphic-properties draw:fill-color="#ffffff"/>
    </style:style>
    <style:style style:name="T1" style:family="text">
      <style:text-properties style:font-name="Ubuntu"/>
    </style:style>
    <style:style style:name="T2" style:family="text">
      <style:text-properties fo:color="#000000" loext:opacity="100%" style:font-name="Ubuntu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Ubuntu" fo:font-size="12pt" style:font-size-asian="12pt" style:font-size-complex="12pt"/>
    </style:style>
    <style:style style:name="T4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Ubuntu" fo:font-size="12pt" style:font-size-asian="12pt" style:font-size-complex="12pt"/>
    </style:style>
    <style:style style:name="T6" style:family="text">
      <style:text-properties style:font-name="Ubuntu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884cm" svg:height="5.767cm" svg:x="5.385cm" svg:y="0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83cm" svg:height="5.767cm" svg:x="8.792cm" svg:y="0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84cm" svg:height="5.767cm" svg:x="12.198cm" svg:y="0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882cm" svg:height="5.767cm" svg:x="15.606cm" svg:y="0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83cm" svg:height="5.766cm" svg:x="19.012cm" svg:y="0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84cm" svg:height="5.767cm" svg:x="5.385cm" svg:y="8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83cm" svg:height="5.767cm" svg:x="8.792cm" svg:y="8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84cm" svg:height="5.767cm" svg:x="12.198cm" svg:y="8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882cm" svg:height="5.767cm" svg:x="15.606cm" svg:y="8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83cm" svg:height="5.766cm" svg:x="19.012cm" svg:y="8.9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45cm" svg:height="1.27cm" svg:x="0.305cm" svg:y="2.81cm">
          <draw:text-box>
            <text:p text:style-name="P2"><text:span text:style-name="T1">Morning</text:span></text:p>
          </draw:text-box>
        </draw:frame>
        <draw:frame draw:style-name="gr5" draw:text-style-name="P3" draw:layer="layout" svg:width="4.445cm" svg:height="1.27cm" svg:x="0.306cm" svg:y="10.81cm">
          <draw:text-box>
            <text:p text:style-name="P2"><text:span text:style-name="T1">Afternoon</text:span></text:p>
          </draw:text-box>
        </draw:frame>
        <draw:frame draw:style-name="gr5" draw:text-style-name="P3" draw:layer="layout" svg:width="4.445cm" svg:height="1.27cm" svg:x="0.306cm" svg:y="7.21cm">
          <draw:text-box>
            <text:p text:style-name="P2"><text:span text:style-name="T1">Lunchbreak</text:span></text:p>
          </draw:text-box>
        </draw:frame>
        <draw:frame draw:style-name="gr6" draw:text-style-name="P3" draw:layer="layout" svg:width="2.884cm" svg:height="0.963cm" svg:x="5.385cm" svg:y="-0.095cm">
          <draw:text-box>
            <text:p text:style-name="P2"><text:span text:style-name="T1">Mon</text:span></text:p>
          </draw:text-box>
        </draw:frame>
        <draw:frame draw:style-name="gr6" draw:text-style-name="P3" draw:layer="layout" svg:width="2.884cm" svg:height="0.963cm" svg:x="8.785cm" svg:y="-0.094cm">
          <draw:text-box>
            <text:p text:style-name="P2"><text:span text:style-name="T1">Tue</text:span></text:p>
          </draw:text-box>
        </draw:frame>
        <draw:frame draw:style-name="gr6" draw:text-style-name="P3" draw:layer="layout" svg:width="2.884cm" svg:height="0.963cm" svg:x="12.185cm" svg:y="-0.093cm">
          <draw:text-box>
            <text:p text:style-name="P2"><text:span text:style-name="T1">Wed</text:span></text:p>
          </draw:text-box>
        </draw:frame>
        <draw:frame draw:style-name="gr6" draw:text-style-name="P3" draw:layer="layout" svg:width="2.884cm" svg:height="0.963cm" svg:x="15.585cm" svg:y="-0.092cm">
          <draw:text-box>
            <text:p text:style-name="P2"><text:span text:style-name="T1">Thu</text:span></text:p>
          </draw:text-box>
        </draw:frame>
        <draw:frame draw:style-name="gr6" draw:text-style-name="P3" draw:layer="layout" svg:width="2.884cm" svg:height="0.963cm" svg:x="18.985cm" svg:y="-0.091cm">
          <draw:text-box>
            <text:p text:style-name="P2"><text:span text:style-name="T1">Fri</text:span></text:p>
          </draw:text-box>
        </draw:frame>
        <draw:frame draw:style-name="gr7" draw:text-style-name="P1" draw:layer="layout" svg:width="1.27cm" svg:height="1.355cm" svg:x="6.12cm" svg:y="7.035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27cm" svg:height="1.355cm" svg:x="9.62cm" svg:y="7.036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27cm" svg:height="1.355cm" svg:x="13.02cm" svg:y="7.037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27cm" svg:height="1.355cm" svg:x="16.52cm" svg:y="7.038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27cm" svg:height="1.355cm" svg:x="19.82cm" svg:y="7.039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8" draw:text-style-name="P5" draw:layer="layout" svg:width="2.87cm" svg:height="1.673cm" svg:x="5.385cm" svg:y="1.405cm">
          <draw:text-box>
            <text:p text:style-name="P4"><text:span text:style-name="T2">L1:</text:span></text:p>
            <text:p text:style-name="P4"><text:span text:style-name="T3">Intro and</text:span></text:p>
            <text:p text:style-name="P4"><text:span text:style-name="T3">Overview</text:span></text:p>
          </draw:text-box>
        </draw:frame>
        <draw:frame draw:style-name="gr8" draw:text-style-name="P6" draw:layer="layout" svg:width="2.87cm" svg:height="1.673cm" svg:x="5.385cm" svg:y="3.506cm">
          <draw:text-box>
            <text:p text:style-name="P4"><text:span text:style-name="T4">L2:</text:span></text:p>
            <text:p text:style-name="P4"><text:span text:style-name="T5">Workflow</text:span></text:p>
            <text:p text:style-name="P4"><text:span text:style-name="T5">RTL-to-GDS</text:span></text:p>
          </draw:text-box>
        </draw:frame>
        <draw:frame draw:style-name="gr9" draw:text-style-name="P8" draw:layer="layout" svg:width="2.87cm" svg:height="2.147cm" svg:x="5.385cm" svg:y="9.807cm">
          <draw:text-box>
            <text:p text:style-name="P7"><text:span text:style-name="T4">L3:</text:span></text:p>
            <text:p text:style-name="P7"><text:span text:style-name="T5">Dig. Design</text:span></text:p>
            <text:p text:style-name="P7"><text:span text:style-name="T5">and examples</text:span></text:p>
          </draw:text-box>
        </draw:frame>
        <draw:frame draw:style-name="gr8" draw:text-style-name="P6" draw:layer="layout" svg:width="2.87cm" svg:height="1.673cm" svg:x="5.385cm" svg:y="12.207cm">
          <draw:text-box>
            <text:p text:style-name="P4"><text:span text:style-name="T4">T3:</text:span></text:p>
            <text:p text:style-name="P4"><text:span text:style-name="T5">Training</text:span></text:p>
          </draw:text-box>
        </draw:frame>
        <draw:frame draw:style-name="gr10" draw:text-style-name="P6" draw:layer="layout" svg:width="2.87cm" svg:height="1.199cm" svg:x="8.785cm" svg:y="1.406cm">
          <draw:text-box>
            <text:p text:style-name="P4"><text:span text:style-name="T4">Q1, Q2, Q3:</text:span></text:p>
            <text:p text:style-name="P4"><text:span text:style-name="T6">Recap</text:span></text:p>
          </draw:text-box>
        </draw:frame>
        <draw:frame draw:style-name="gr8" draw:text-style-name="P6" draw:layer="layout" svg:width="2.87cm" svg:height="1.673cm" svg:x="8.785cm" svg:y="4.707cm">
          <draw:text-box>
            <text:p text:style-name="P4"><text:span text:style-name="T4">T4:</text:span></text:p>
            <text:p text:style-name="P4"><text:span text:style-name="T5">Training</text:span></text:p>
          </draw:text-box>
        </draw:frame>
        <draw:frame draw:style-name="gr8" draw:text-style-name="P8" draw:layer="layout" svg:width="2.87cm" svg:height="1.673cm" svg:x="8.785cm" svg:y="10.708cm">
          <draw:text-box>
            <text:p text:style-name="P7"><text:span text:style-name="T4">L5:</text:span></text:p>
            <text:p text:style-name="P7"><text:span text:style-name="T5">PDK</text:span></text:p>
            <text:p text:style-name="P7"><text:span text:style-name="T5">Examination</text:span></text:p>
          </draw:text-box>
        </draw:frame>
        <draw:frame draw:style-name="gr8" draw:text-style-name="P6" draw:layer="layout" svg:width="2.87cm" svg:height="1.673cm" svg:x="8.785cm" svg:y="12.608cm">
          <draw:text-box>
            <text:p text:style-name="P4"><text:span text:style-name="T4">T5:</text:span></text:p>
            <text:p text:style-name="P4"><text:span text:style-name="T5">Training</text:span></text:p>
          </draw:text-box>
        </draw:frame>
        <draw:frame draw:style-name="gr8" draw:text-style-name="P6" draw:layer="layout" svg:width="2.87cm" svg:height="1.673cm" svg:x="8.785cm" svg:y="2.806cm">
          <draw:text-box>
            <text:p text:style-name="P4"><text:span text:style-name="T4">L4:</text:span></text:p>
            <text:p text:style-name="P4"><text:span text:style-name="T5">OpenROAD</text:span></text:p>
            <text:p text:style-name="P4"><text:span text:style-name="T5">First run</text:span></text:p>
          </draw:text-box>
        </draw:frame>
        <draw:frame draw:style-name="gr8" draw:text-style-name="P6" draw:layer="layout" svg:width="2.87cm" svg:height="1.673cm" svg:x="8.785cm" svg:y="9.308cm">
          <draw:text-box>
            <text:p text:style-name="P4"><text:span text:style-name="T4">T4:</text:span></text:p>
            <text:p text:style-name="P4"><text:span text:style-name="T5">Training</text:span></text:p>
          </draw:text-box>
        </draw:frame>
        <draw:frame draw:style-name="gr10" draw:text-style-name="P6" draw:layer="layout" svg:width="2.87cm" svg:height="1.199cm" svg:x="12.185cm" svg:y="1.407cm">
          <draw:text-box>
            <text:p text:style-name="P4"><text:span text:style-name="T4">Q4, Q5:</text:span></text:p>
            <text:p text:style-name="P4"><text:span text:style-name="T6">Recap</text:span></text:p>
          </draw:text-box>
        </draw:frame>
        <draw:frame draw:style-name="gr11" draw:text-style-name="P6" draw:layer="layout" svg:width="2.884cm" svg:height="2.621cm" svg:x="12.198cm" svg:y="3.407cm">
          <draw:text-box>
            <text:p text:style-name="P4"><text:span text:style-name="T4">L6:</text:span></text:p>
            <text:p text:style-name="P4"><text:span text:style-name="T5">The data in </text:span></text:p>
            <text:p text:style-name="P4"><text:span text:style-name="T5">OpenROAD</text:span></text:p>
          </draw:text-box>
        </draw:frame>
        <draw:frame draw:style-name="gr10" draw:text-style-name="P6" draw:layer="layout" svg:width="2.87cm" svg:height="1.199cm" svg:x="15.585cm" svg:y="1.406cm">
          <draw:text-box>
            <text:p text:style-name="P4"><text:span text:style-name="T4">Q6, Q7:</text:span></text:p>
            <text:p text:style-name="P4"><text:span text:style-name="T6">Recap</text:span></text:p>
          </draw:text-box>
        </draw:frame>
        <draw:frame draw:style-name="gr8" draw:text-style-name="P6" draw:layer="layout" svg:width="2.87cm" svg:height="1.673cm" svg:x="15.585cm" svg:y="4.707cm">
          <draw:text-box>
            <text:p text:style-name="P4"><text:span text:style-name="T4">T8:</text:span></text:p>
            <text:p text:style-name="P4"><text:span text:style-name="T5">Training</text:span></text:p>
          </draw:text-box>
        </draw:frame>
        <draw:frame draw:style-name="gr8" draw:text-style-name="P6" draw:layer="layout" svg:width="2.87cm" svg:height="1.673cm" svg:x="15.585cm" svg:y="2.806cm">
          <draw:text-box>
            <text:p text:style-name="P4"><text:span text:style-name="T4">L8:</text:span></text:p>
            <text:p text:style-name="P4"><text:span text:style-name="T5">Simulation</text:span></text:p>
            <text:p text:style-name="P4"><text:span text:style-name="T5">and PPA</text:span></text:p>
          </draw:text-box>
        </draw:frame>
        <draw:frame draw:style-name="gr12" draw:text-style-name="P8" draw:layer="layout" svg:width="2.87cm" svg:height="1.452cm" svg:x="12.185cm" svg:y="10.93cm">
          <draw:text-box>
            <text:p text:style-name="P7"><text:span text:style-name="T4">T6:</text:span></text:p>
            <text:p text:style-name="P7"><text:span text:style-name="T5">Training</text:span></text:p>
          </draw:text-box>
        </draw:frame>
        <draw:frame draw:style-name="gr8" draw:text-style-name="P6" draw:layer="layout" svg:width="2.87cm" svg:height="1.673cm" svg:x="12.185cm" svg:y="12.609cm">
          <draw:text-box>
            <text:p text:style-name="P4"><text:span text:style-name="T4">L7:</text:span></text:p>
            <text:p text:style-name="P4"><text:span text:style-name="T5">LVS/DRC</text:span></text:p>
            <text:p text:style-name="P4"><text:span text:style-name="T5">reading</text:span></text:p>
          </draw:text-box>
        </draw:frame>
        <draw:frame draw:style-name="gr8" draw:text-style-name="P10" draw:layer="layout" svg:width="2.87cm" svg:height="1.673cm" svg:x="12.185cm" svg:y="9.109cm">
          <draw:text-box>
            <text:p text:style-name="P9"><text:span text:style-name="T4">L6:</text:span></text:p>
            <text:p text:style-name="P9"><text:span text:style-name="T6">The data in </text:span></text:p>
            <text:p text:style-name="P9"><text:span text:style-name="T6">OpenROAD</text:span></text:p>
          </draw:text-box>
        </draw:frame>
        <draw:frame draw:style-name="gr8" draw:text-style-name="P8" draw:layer="layout" svg:width="2.87cm" svg:height="1.673cm" svg:x="15.585cm" svg:y="9.808cm">
          <draw:text-box>
            <text:p text:style-name="P7"><text:span text:style-name="T4">L9:</text:span></text:p>
            <text:p text:style-name="P7"><text:span text:style-name="T5">Scripting in</text:span></text:p>
            <text:p text:style-name="P7"><text:span text:style-name="T5">OpenROAD</text:span></text:p>
          </draw:text-box>
        </draw:frame>
        <draw:frame draw:style-name="gr8" draw:text-style-name="P6" draw:layer="layout" svg:width="2.87cm" svg:height="1.673cm" svg:x="18.985cm" svg:y="1.406cm">
          <draw:text-box>
            <text:p text:style-name="P4"><text:span text:style-name="T4">L10:</text:span></text:p>
            <text:p text:style-name="P4"><text:span text:style-name="T5">GDS and</text:span></text:p>
            <text:p text:style-name="P4"><text:span text:style-name="T5">Tapeout</text:span></text:p>
          </draw:text-box>
        </draw:frame>
        <draw:frame draw:style-name="gr8" draw:text-style-name="P6" draw:layer="layout" svg:width="2.87cm" svg:height="1.673cm" svg:x="18.985cm" svg:y="3.807cm">
          <draw:text-box>
            <text:p text:style-name="P4"><text:span text:style-name="T4">Q8, Q9, Q10:</text:span></text:p>
            <text:p text:style-name="P4"><text:span text:style-name="T6">Recap</text:span></text:p>
          </draw:text-box>
        </draw:frame>
        <draw:frame draw:style-name="gr8" draw:text-style-name="P11" draw:layer="layout" svg:width="2.87cm" svg:height="1.673cm" svg:x="18.985cm" svg:y="9.809cm">
          <draw:text-box>
            <text:p text:style-name="P7"><text:span text:style-name="T6">Spare time</text:span></text:p>
            <text:p text:style-name="P7"><text:span text:style-name="T6">and</text:span></text:p>
            <text:p text:style-name="P7"><text:span text:style-name="T6">Wrap-Up</text:span></text:p>
          </draw:text-box>
        </draw:frame>
        <draw:frame draw:style-name="gr13" draw:text-style-name="P12" draw:layer="layout" svg:width="3.75cm" svg:height="3.175cm" svg:x="22.92cm" svg:y="6.485cm">
          <draw:text-box>
            <text:p><text:span text:style-name="T4">L :</text:span><text:span text:style-name="T5"> Lectures</text:span></text:p>
            <text:p><text:span text:style-name="T5"/></text:p>
            <text:p><text:span text:style-name="T4">T :</text:span><text:span text:style-name="T5"> Training and <text:s/></text:span></text:p>
            <text:p><text:span text:style-name="T5"><text:s text:c="6"/></text:span><text:span text:style-name="T5">Hands-On</text:span></text:p>
            <text:p><text:span text:style-name="T5"/></text:p>
            <text:p><text:span text:style-name="T4">Q :</text:span><text:span text:style-name="T5"> Questions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1:07:11.858595757</meta:creation-date>
    <dc:date>2024-09-11T11:49:22.388490170</dc:date>
    <meta:editing-duration>PT11M12S</meta:editing-duration>
    <meta:editing-cycles>6</meta:editing-cycles>
    <meta:generator>LibreOffice/24.2.5.2$Linux_X86_64 LibreOffice_project/420$Build-2</meta:generator>
    <meta:print-date>2024-09-11T11:49:48.692977709</meta:print-date>
    <meta:printed-by>PDF files</meta:printed-by>
    <meta:document-statistic meta:object-count="69"/>
  </office:meta>
</office:document-meta>
</file>